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MV Boli" svg:font-family="'MV Bol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MV Boli" fo:font-size="15pt" style:font-size-asian="15pt" style:font-size-complex="15pt"/>
    </style:style>
    <style:style style:name="P2" style:family="paragraph" style:parent-style-name="Standard">
      <style:text-properties fo:font-size="15pt" style:font-size-asian="15pt" style:font-size-complex="15pt"/>
    </style:style>
    <style:style style:name="T1" style:family="text">
      <style:text-properties style:font-name="MV Boli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<text:span text:style-name="T1">105, 3, 9, 2 A,</text:span></text:p>
      <text:p text:style-name="P1">(193, 1, 16, 9) (265,3, 18, 9) I (49,4,1,10) (122,2,20,1) (177, 1, 11,1) (197, 2, 3, 8) (90,1, 6,1) (181, 1, 28, 10) </text:p>
      <text:p text:style-name="P1">(90,1, 6,1) <text:s/>(65, 1, 14,3) <text:s/>(133, 2, 2,1) (146, 1, 6,9) </text:p>
      <text:p text:style-name="P1">(158, 1, 2, 2) (198, 3, 7, 9) upto (175, 5, 2, 10) (302,1,7,7) (6, 4, 11, 2) I <text:s/>(12, 3, 7, 6) (37, 2, 12, 3) <text:s/>(90,1, 6,1) </text:p>
      <text:p text:style-name="P1">(116, 3 , 16, 4) (164, 2, 9, 3). I (190, 1, 17, 3) (71, 3, 1,4) (22, 1, 2, 10) fulfil (74, 2, 1, 4) (86, 3, 11, 10) </text:p>
      <text:p text:style-name="P1">(154, 3, 7, 6) <text:s/>(90,1, 6,1) (102, 12, 5,1) </text:p>
      <text:p text:style-name="P1"/>
      <text:p text:style-name="P1">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MV Boli" svg:font-family="'MV Bol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4-21T14:06:30.45</meta:creation-date>
    <meta:print-date>2018-04-21T14:39:09.77</meta:print-date>
    <meta:document-statistic meta:table-count="0" meta:image-count="0" meta:object-count="0" meta:page-count="1" meta:paragraph-count="7" meta:word-count="108" meta:character-count="470"/>
    <dc:date>2018-04-21T14:39:44.53</dc:date>
    <meta:editing-duration>PT1M46S</meta:editing-duration>
    <meta:editing-cycles>1</meta:editing-cycles>
    <meta:generator>OpenOffice/4.1.3$Win32 OpenOffice.org_project/413m1$Build-9783</meta:generator>
  </office:meta>
</office:document-meta>
</file>